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Liberation Serif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Liberation Serif" fo:font-size="12pt" style:font-name-asian="Monospace" style:font-size-asian="12pt" style:font-name-complex="Monospace" style:font-size-complex="12pt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fo:color="#000000" style:font-name="Liberation Serif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style:text-position="sub 58%" fo:font-size="16pt" style:font-size-asian="16pt" style:font-size-complex="16pt"/>
    </style:style>
    <style:style style:name="T7" style:family="text">
      <style:text-properties style:text-position="0% 100%"/>
    </style:style>
    <style:style style:name="T8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9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Liberation Serif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12" style:family="text">
      <style:text-properties style:use-window-font-color="true" style:font-name="Liberation Serif" fo:font-size="12pt" style:text-underline-style="solid" style:text-underline-width="auto" style:text-underline-color="font-color" fo:font-weight="normal" style:font-name-asian="Monospace" style:font-size-asian="12pt" style:font-weight-asian="normal" style:font-name-complex="Monospace" style:font-size-complex="12pt" style:font-weight-complex="normal"/>
    </style:style>
    <style:style style:name="T13" style:family="text">
      <style:text-properties style:use-window-font-color="true" style:font-name="Liberation Serif" fo:font-size="12pt" style:font-name-asian="Monospace" style:font-size-asian="12pt" style:font-name-complex="Monospace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Here is the half-coded half-pseudocoded MOD*Lite algorithm extends from D*Lite:</text:p>
      <text:p text:style-name="Standard"/>
      <text:p text:style-name="P1">/**</text:p>
      <text:p text:style-name="P1"><text:s/>* Calculates the summation of all objectives in given objective array lists.</text:p>
      <text:p text:style-name="P1"><text:s/>* Notice that given arrays are additive that they have same objective sizes and same objective <text:s/></text:p>
      <text:p text:style-name="P1"><text:s/>* behaviours.</text:p>
      <text:p text:style-name="P1"><text:s/>*/</text:p>
      <text:p text:style-name="P1">function sum(ObjectiveArray oa1, ObjectiveArray o2) {</text:p>
      <text:p text:style-name="P1"><text:tab/><text:span text:style-name="T4">// create an objective array for summation.</text:span></text:p>
      <text:p text:style-name="P1"><text:tab/><text:span text:style-name="T2">ObjectiveArray summation;</text:span></text:p>
      <text:p text:style-name="Standard"><text:tab/>for each objective in oa1 and oa2{</text:p>
      <text:p text:style-name="Standard"><text:tab/><text:tab/>summedValue = oa1.get() + oa2.get()</text:p>
      <text:p text:style-name="Standard"><text:tab/><text:tab/>summation.put(summedValue);</text:p>
      <text:p text:style-name="Standard"><text:tab/>}</text:p>
      <text:p text:style-name="P1">}</text:p>
      <text:p text:style-name="P1"/>
      <text:p text:style-name="P1">/**</text:p>
      <text:p text:style-name="P1"><text:s/>* Given objective array lists are assumed to contain non-dominated objective arrays, so</text:p>
      <text:p text:style-name="P1"><text:s/>* this function compare each objective array with the one on the other list and finds fully-non-</text:p>
      <text:p text:style-name="P1"><text:s/>* dominated list of objective arrays.</text:p>
      <text:p text:style-name="P1"><text:s/>*/ </text:p>
      <text:p text:style-name="P1">function nonDominatedList(List&lt;ObjectiveArray&gt; list1, List&lt;ObjectiveArray&gt; list2){</text:p>
      <text:p text:style-name="P1"><text:tab/><text:span text:style-name="T4">// traverse two lists.</text:span></text:p>
      <text:p text:style-name="P2"><text:tab/>for each objective array in list1 {</text:p>
      <text:p text:style-name="P2"><text:tab/> <text:s text:c="4"/>for each objective array in list2 {</text:p>
      <text:p text:style-name="P2"><text:tab/> <text:s text:c="9"/>if (oa1 dominates oa2)</text:p>
      <text:p text:style-name="P2"><text:tab/><text:tab/> <text:s text:c="2"/>list2.remove(oa2)</text:p>
      <text:p text:style-name="P2"><text:tab/> <text:s text:c="9"/>else if (oa2 dominates oa1)</text:p>
      <text:p text:style-name="P2"><text:tab/><text:tab/> <text:s text:c="2"/>list1.remove(oa1)</text:p>
      <text:p text:style-name="P2"><text:tab/> <text:s text:c="8"/><text:span text:style-name="T3"><text:s/>// if none of above conditions are true, </text:span></text:p>
      <text:p text:style-name="P3"><text:tab/> <text:s text:c="9"/>// means that none of objective arrays dominate each other.</text:p>
      <text:p text:style-name="P2"><text:tab/> <text:s text:c="3"/>}</text:p>
      <text:p text:style-name="P2"><text:tab/>}</text:p>
      <text:p text:style-name="P2"><text:tab/></text:p>
      <text:p text:style-name="P3"><text:tab/>// return all remaining items in these lists.</text:p>
      <text:p text:style-name="P2"><text:tab/>return list1.addAll(list2); </text:p>
      <text:p text:style-name="P1">}</text:p>
      <text:p text:style-name="Standard"/>
      <text:p text:style-name="P1">/**</text:p>
      <text:p text:style-name="P1"><text:s/>* Calculates keys as the same way in D*Lite, but with several objectives.</text:p>
      <text:p text:style-name="P1"><text:s/>*/</text:p>
      <text:p text:style-name="P1">function calculateKey(State s){</text:p>
      <text:p text:style-name="Standard"><text:tab/><text:span text:style-name="T3">// multiobjective sum of (h(start) + s) + km</text:span></text:p>
      <text:p text:style-name="Standard"><text:tab/>k1 = sum(sum(h(start), s), km);</text:p>
      <text:p text:style-name="Standard"><text:tab/><text:span text:style-name="T3">// get non-dominated list of g(s) and rhs(s)<text:tab/></text:span></text:p>
      <text:p text:style-name="Standard"><text:tab/>k2 = nonDominatedList(g.get(s), rhs.get(s));</text:p>
      <text:p text:style-name="Standard"><text:tab/>return [k1, k2];</text:p>
      <text:p text:style-name="P1">}</text:p>
      <text:p text:style-name="Standard"><text:soft-page-break/></text:p>
      <text:p text:style-name="P1">/** <text:s/></text:p>
      <text:p text:style-name="P1"><text:s/>* This function initializes the constraints of MOD*Lite</text:p>
      <text:p text:style-name="P1">**/ </text:p>
      <text:p text:style-name="P1">function initialize() {</text:p>
      <text:p text:style-name="Standard"><text:tab/><text:span text:style-name="T3">// objective behaviours are assumed to be both minimized</text:span></text:p>
      <text:p text:style-name="Standard"><text:tab/>ObjectiveBehaviours = [MINIMIZED, MINIMIZED];</text:p>
      <text:p text:style-name="Standard"><text:tab/><text:span text:style-name="T3">// create a 2D grid world map including obstacles and threat zones.</text:span> <text:tab/>initializeMap(objectiveBehaviours);</text:p>
      <text:p text:style-name="P4"><text:tab/>// start and goal coordinates for initial location of agent.</text:p>
      <text:p text:style-name="P4"><text:tab/>// WIDTH and HEIGHT are the boundaries of the world, respectively.</text:p>
      <text:p text:style-name="P4"><text:tab/>// These boundaries are parameterized.</text:p>
      <text:p text:style-name="Standard"><text:tab/>start = [0, 0];</text:p>
      <text:p text:style-name="Standard"><text:tab/>goal = [WIDTH - 1, HEIGHT - 1];</text:p>
      <text:p text:style-name="Standard"><text:tab/><text:span text:style-name="T3">// Priority queue is empty</text:span></text:p>
      <text:p text:style-name="Standard"><text:tab/>U = Empty</text:p>
      <text:p text:style-name="Standard"><text:tab/><text:span text:style-name="T3">// ZERO Objective Array is [0 (MIN), 0(MIN)]</text:span></text:p>
      <text:p text:style-name="Standard"><text:tab/>km = ObjectiveArray.ZERO;</text:p>
      <text:p text:style-name="Standard"><text:tab/></text:p>
      <text:p text:style-name="Standard"><text:tab/>rhs.put(goal, ObjectiveArray.ZERO);</text:p>
      <text:p text:style-name="Standard"><text:tab/>U.insert(goal, calculateKey(goal));</text:p>
      <text:p text:style-name="Standard"><text:span text:style-name="T1">}</text:span> </text:p>
      <text:p text:style-name="Standard"/>
      <text:p text:style-name="P1">/**</text:p>
      <text:p text:style-name="P1"><text:s/>* Updates the given state u' s rhs value. Also re-inserts it into priority-queue (U) with a new </text:p>
      <text:p text:style-name="P1"><text:s/>* calculated key value.</text:p>
      <text:p text:style-name="P1"><text:s/>*/</text:p>
      <text:p text:style-name="P1">function updateVertex(State u) {</text:p>
      <text:p text:style-name="P4"><text:tab/>// min of c(u, s' + g(s')) is calculated between the successors of u. </text:p>
      <text:p text:style-name="P4"><text:tab/>// While calculation, if there is a non-domination criteria between two successors of u,</text:p>
      <text:p text:style-name="P4"><text:tab/>// the non-dominated list is generated.</text:p>
      <text:p text:style-name="Standard"><text:tab/>if (u not equals goal) rhs.put(u, min<text:span text:style-name="T6">s' in successor(u)</text:span><text:span text:style-name="T7">(sum( c(u, s'), g.get(s')))</text:span>);</text:p>
      <text:p text:style-name="Standard"><text:tab/>if (U.contains(u)) U.remove(u);</text:p>
      <text:p text:style-name="P4"><text:tab/>// actually, this equality search is a multi-objective equality because which means </text:p>
      <text:p text:style-name="P4"><text:tab/>// all objective arrays are equal to each other. </text:p>
      <text:p text:style-name="P4"><text:tab/>// Notice that g and rhs holds lists of objective arrays</text:p>
      <text:p text:style-name="Standard"><text:tab/>if (g.get(u) equals rhs.get(u)) U.insert(u, calculateKey(u));</text:p>
      <text:p text:style-name="P1">}</text:p>
      <text:p text:style-name="P1"/>
      <text:p text:style-name="P8">/**</text:p>
      <text:p text:style-name="P1"><text:s/>* Re-orders the priority-queue with respect to states' keys and updates g values.</text:p>
      <text:p text:style-name="P1"><text:s/>*/</text:p>
      <text:p text:style-name="P1">function computeShortestPath() {</text:p>
      <text:p text:style-name="P1"><text:tab/><text:span text:style-name="T2">loopCount = 0;</text:span></text:p>
      <text:p text:style-name="P5"><text:span text:style-name="T2"><text:tab/>// We should find a more robust strategy to finalize this loop, this counter is used because <text:tab/>// priority-queue' s compareTo method </text:span>should not always<text:span text:style-name="T2"> returns decidable results. For <text:s/><text:tab/>// instance; if k1 completely dominates k2, we could say that k1 is smaller so it returns -1. Or <text:s/><text:tab/>// vice-versa, it we could say k2 is smaller so it returns 1. But when these keys are</text:span></text:p>
      <text:p text:style-name="P5"><text:span text:style-name="T2"><text:s/><text:tab/>// non-dominated to each other, it returns 0 and according to this action, we </text:span>might <text:span text:style-name="T2">insert </text:span></text:p>
      <text:p text:style-name="P3"><text:tab/>// corresponding state into wrong position in the queue, so this loop should never end.</text:p>
      <text:p text:style-name="P1"><text:tab/><text:span text:style-name="T2">while( U is not empty AND </text:span></text:p>
      <text:p text:style-name="P2"><text:tab/><text:tab/>(U.topKey().compareTo(calculateKey(start)) &lt; 0) OR (not equals(rhs(start), g(start)))</text:p>
      <text:p text:style-name="P2"><text:tab/><text:tab/>AND loopCount &lt; 5000/*or a predefined constant value*/){</text:p>
      <text:p text:style-name="P2"/>
      <text:p text:style-name="P1"><text:span text:style-name="T2"><text:tab/><text:tab/>kO</text:span><text:span text:style-name="T10">ld</text:span><text:span text:style-name="T8"> </text:span><text:span text:style-name="T9">= U.topkey();</text:span></text:p>
      <text:p text:style-name="P12"><text:tab/><text:tab/>u = U.pop();</text:p>
      <text:p text:style-name="P12"><text:tab/><text:tab/></text:p>
      <text:p text:style-name="P12"><text:tab/><text:tab/>if (kOld.compareTo(calculateKey(u)) &lt; 0) U.insert(u, calculateKey(u));</text:p>
      <text:p text:style-name="P12"><text:tab/><text:tab/>else if ( rhs(u) completely dominates g(u)) {</text:p>
      <text:p text:style-name="P12"><text:tab/><text:tab/><text:tab/>g(u) = rhs(u);</text:p>
      <text:p text:style-name="P12"><text:tab/><text:tab/><text:tab/>for each predecessor(u) : s </text:p>
      <text:p text:style-name="P12"><text:tab/><text:tab/><text:tab/> <text:s text:c="4"/>updateVertex(s);<text:tab/></text:p>
      <text:p text:style-name="P12"><text:tab/><text:tab/>} else {</text:p>
      <text:p text:style-name="P12"><text:tab/><text:tab/><text:tab/>g(u) = INFINITY_FOR_MINIMIZED_BEHAVIOUR;</text:p>
      <text:p text:style-name="P12"><text:tab/><text:tab/><text:tab/>for each predecessor(u) : s </text:p>
      <text:p text:style-name="P12"><text:tab/><text:tab/><text:tab/> <text:s text:c="4"/>updateVertex(s);<text:tab/></text:p>
      <text:p text:style-name="P12"><text:tab/><text:tab/><text:tab/>updateVertex(u);</text:p>
      <text:p text:style-name="P12"><text:tab/><text:tab/>}</text:p>
      <text:p text:style-name="P12"><text:tab/><text:tab/>loopCount++;</text:p>
      <text:p text:style-name="P12"><text:tab/>}</text:p>
      <text:p text:style-name="P1">}</text:p>
      <text:p text:style-name="P1"/>
      <text:p text:style-name="P14">/**</text:p>
      <text:p text:style-name="P6"><text:s/>* Recomputes the lowest cost path through the map, taking into account any</text:p>
      <text:p text:style-name="P6"><text:s/>* changes in start location and edge costs. If no path can be found this</text:p>
      <text:p text:style-name="P6"><text:s/>* will return an empty list.</text:p>
      <text:p text:style-name="P6"><text:s/>* </text:p>
      <text:p text:style-name="P6"><text:s/>* @return a list of states from start to goal</text:p>
      <text:p text:style-name="P6"><text:s/>*/</text:p>
      <text:p text:style-name="P1">function plan() {</text:p>
      <text:p text:style-name="P1"/>
      <text:p text:style-name="P5"><text:tab/>// <text:span text:style-name="T2">This map is used to hold states and paths (from start) to reach them. Once </text:span></text:p>
      <text:p text:style-name="P5"><text:span text:style-name="T2"><text:tab/></text:span>// <text:span text:style-name="T2">a state is expanded, it is removed from this map. Eventually, only the goal state resides in</text:span></text:p>
      <text:p text:style-name="P5"><text:span text:style-name="T2"><text:tab/></text:span>// <text:span text:style-name="T2">this map with its all potential paths from start. </text:span></text:p>
      <text:p text:style-name="P1"><text:tab/><text:span text:style-name="T2">Map nonDominatedPaths = [];</text:span></text:p>
      <text:p text:style-name="P1"><text:tab/></text:p>
      <text:p text:style-name="P5"><text:tab/>// <text:span text:style-name="T2">minimum states list – the states to be expanded.</text:span></text:p>
      <text:p text:style-name="P1"><text:tab/><text:span text:style-name="T2">List minStates</text:span><text:tab/>= <text:span text:style-name="T2">[];</text:span></text:p>
      <text:p text:style-name="P2"><text:tab/>minStates.add(start);</text:p>
      <text:p text:style-name="P1"/>
      <text:p text:style-name="P1"><text:tab/><text:span text:style-name="T2">initialize();</text:span></text:p>
      <text:p text:style-name="P2"><text:tab/>computeShortestPath();</text:p>
      <text:p text:style-name="P3"><text:tab/>// according to our requirements, while loop is switched with for; to expand nodes.</text:p>
      <text:p text:style-name="P2"><text:tab/>for each state s in minStates{</text:p>
      <text:p text:style-name="P3"><text:tab/><text:span text:style-name="T5"><text:tab/></text:span><text:span text:style-name="T13">// if we reach goal state, expand remaining nodes.</text:span></text:p>
      <text:p text:style-name="P7"><text:tab/><text:tab/><text:span text:style-name="T2">if</text:span> (s.equals(goal)) <text:span text:style-name="T2">continue</text:span>;</text:p>
      <text:p text:style-name="P15"><text:span text:style-name="T13"><text:tab/><text:tab/></text:span><text:span text:style-name="T11">// If g(start) = </text:span><text:span text:style-name="T12">Inf</text:span><text:span text:style-name="T11">, then there is no known path - for this s, </text:span><text:span text:style-name="T13">continue on other states.</text:span></text:p>
      <text:p text:style-name="P1"><text:span text:style-name="T2"><text:tab/><text:tab/>if (g(start) is </text:span><text:span text:style-name="T9">INFINITY_FOR_MINIMIZED_BEHAVIOUR</text:span><text:span text:style-name="T2">) continue;</text:span></text:p>
      <text:p text:style-name="P1"><text:span text:style-name="T2"/></text:p>
      <text:p text:style-name="P1"><text:span text:style-name="T2"><text:tab/><text:tab/>for each state s' in successors of s {</text:span></text:p>
      <text:p text:style-name="P1"><text:span text:style-name="T2"><text:tab/><text:tab/><text:tab/>find minimum c(s, s') + g(s');</text:span></text:p>
      <text:p text:style-name="P1"><text:span text:style-name="T2"><text:tab/><text:tab/><text:tab/>if non-domination case occurs, add s' to potential non-dominated successors list;</text:span></text:p>
      <text:p text:style-name="P1"><text:span text:style-name="T2"><text:tab/><text:tab/>}</text:span></text:p>
      <text:p text:style-name="P1"><text:span text:style-name="T2"/></text:p>
      <text:p text:style-name="P1"><text:span text:style-name="T2"><text:tab/><text:tab/>for each state s' in non-dominated successors list {</text:span></text:p>
      <text:p text:style-name="P1"><text:span text:style-name="T2"><text:tab/><text:tab/><text:tab/>construct a path from s to s';</text:span></text:p>
      <text:p text:style-name="P1"><text:span text:style-name="T2"><text:tab/><text:tab/><text:tab/>add this path to nonDominatedPaths with [s', path];</text:span></text:p>
      <text:p text:style-name="P2"><text:tab/><text:tab/>}</text:p>
      <text:p text:style-name="P2"><text:s/><text:tab/><text:tab/>remove s from nonDominatedPaths;</text:p>
      <text:p text:style-name="P2"><text:tab/><text:tab/>add all potential non-dominated successors to minStates to expand next.</text:p>
      <text:p text:style-name="P1"><text:tab/><text:span text:style-name="T2">}</text:span></text:p>
      <text:p text:style-name="P1"><text:span text:style-name="T2"/></text:p>
      <text:p text:style-name="P1"><text:span text:style-name="T2"><text:tab/>return nonDominatedPaths.get(goal);</text:span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cem Oral</meta:initial-creator>
    <meta:creation-date>2011-11-17T00:18:50</meta:creation-date>
    <dc:date>2011-11-21T02:32:20</dc:date>
    <dc:creator>Tugcem Oral</dc:creator>
    <meta:editing-duration>PT8H55M3S</meta:editing-duration>
    <meta:editing-cycles>8</meta:editing-cycles>
    <meta:generator>LibreOffice/3.4$Unix LibreOffice_project/340m1$Build-302</meta:generator>
    <meta:document-statistic meta:table-count="0" meta:image-count="0" meta:object-count="0" meta:page-count="4" meta:paragraph-count="145" meta:word-count="866" meta:character-count="5628" meta:non-whitespace-character-count="4639"/>
  </office:meta>
</office:document-meta>
</file>